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32694d"/>
    </style:style>
    <style:style style:name="P6" style:family="paragraph" style:parent-style-name="Table_20_Contents">
      <style:text-properties officeooo:rsid="001b7205" officeooo:paragraph-rsid="00344e38"/>
    </style:style>
    <style:style style:name="P7" style:family="paragraph" style:parent-style-name="Table_20_Contents">
      <style:text-properties officeooo:rsid="001b7205" officeooo:paragraph-rsid="003d411d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rsid="001c2620" officeooo:paragraph-rsid="003d411d"/>
    </style:style>
    <style:style style:name="P10" style:family="paragraph" style:parent-style-name="Table_20_Contents">
      <style:text-properties officeooo:paragraph-rsid="001ebcb1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paragraph-rsid="002e2d3e"/>
    </style:style>
    <style:style style:name="P14" style:family="paragraph" style:parent-style-name="Standard">
      <style:text-properties fo:font-weight="bold" officeooo:paragraph-rsid="003b6959" style:font-weight-asian="bold" style:font-weight-complex="bold"/>
    </style:style>
    <style:style style:name="P15" style:family="paragraph" style:parent-style-name="Standard">
      <style:text-properties fo:font-weight="bold" officeooo:paragraph-rsid="003b6959" style:font-weight-asian="bold"/>
    </style:style>
    <style:style style:name="P16" style:family="paragraph" style:parent-style-name="Standard">
      <style:text-properties officeooo:paragraph-rsid="003b6959"/>
    </style:style>
    <style:style style:name="P17" style:family="paragraph" style:parent-style-name="Table_20_Contents">
      <style:text-properties officeooo:paragraph-rsid="003cd703"/>
    </style:style>
    <style:style style:name="P18" style:family="paragraph" style:parent-style-name="Table_20_Contents">
      <style:text-properties officeooo:paragraph-rsid="004033d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e0133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2dad21" style:font-size-asian="14pt" style:font-size-complex="14pt"/>
    </style:style>
    <style:style style:name="T13" style:family="text">
      <style:text-properties fo:font-size="14pt" officeooo:rsid="002e1f4c" style:font-size-asian="14pt" style:font-size-complex="14pt"/>
    </style:style>
    <style:style style:name="T14" style:family="text">
      <style:text-properties fo:font-size="14pt" officeooo:rsid="003e0133" style:font-size-asian="14pt" style:font-size-complex="14pt"/>
    </style:style>
    <style:style style:name="T15" style:family="text">
      <style:text-properties officeooo:rsid="002aee4a"/>
    </style:style>
    <style:style style:name="T16" style:family="text">
      <style:text-properties officeooo:rsid="002e1f4c"/>
    </style:style>
    <style:style style:name="T17" style:family="text">
      <style:text-properties officeooo:rsid="002e2d3e"/>
    </style:style>
    <style:style style:name="T18" style:family="text">
      <style:text-properties officeooo:rsid="002faa2e"/>
    </style:style>
    <style:style style:name="T19" style:family="text">
      <style:text-properties officeooo:rsid="00310977"/>
    </style:style>
    <style:style style:name="T20" style:family="text">
      <style:text-properties officeooo:rsid="00325165"/>
    </style:style>
    <style:style style:name="T21" style:family="text">
      <style:text-properties officeooo:rsid="0032694d"/>
    </style:style>
    <style:style style:name="T22" style:family="text">
      <style:text-properties officeooo:rsid="00344e38"/>
    </style:style>
    <style:style style:name="T23" style:family="text">
      <style:text-properties officeooo:rsid="0036e770"/>
    </style:style>
    <style:style style:name="T24" style:family="text">
      <style:text-properties officeooo:rsid="001cc876"/>
    </style:style>
    <style:style style:name="T25" style:family="text">
      <style:text-properties officeooo:rsid="0010d0c6"/>
    </style:style>
    <style:style style:name="T26" style:family="text">
      <style:text-properties officeooo:rsid="003cd703"/>
    </style:style>
    <style:style style:name="T27" style:family="text">
      <style:text-properties officeooo:rsid="003d411d"/>
    </style:style>
    <style:style style:name="T28" style:family="text">
      <style:text-properties officeooo:rsid="003d9604"/>
    </style:style>
    <style:style style:name="T29" style:family="text">
      <style:text-properties officeooo:rsid="003e0133"/>
    </style:style>
    <style:style style:name="T30" style:family="text">
      <style:text-properties officeooo:rsid="004033d6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4">Docente:<text:tab/><text:tab/>Bruce D. Marron</text:p>
      <text:p text:style-name="P14">Ciclo: <text:tab/><text:tab/><text:tab/>25-2</text:p>
      <text:p text:style-name="P16"><text:span text:style-name="T1">Materia: <text:tab/><text:tab/>T</text:span><text:span text:style-name="T2">erminología Especializada en Documentos de Tecnología e Ingeniería</text:span></text:p>
      <text:p text:style-name="P14">Curso:<text:tab/><text:tab/><text:tab/>IT062<text:span text:style-name="T25">7</text:span></text:p>
      <text:p text:style-name="P16"><text:span text:style-name="T1">Licenciatura: <text:tab/>I</text:span><text:span text:style-name="T2">nterpretación y Traduccíón</text:span></text:p>
      <text:p text:style-name="P15">Horario:<text:tab/><text:tab/>Jueves 16:00 – 19:00</text:p>
      <text:p text:style-name="P15">Grupo:<text:tab/><text:tab/>6A<text:span text:style-name="T24">2</text:span></text:p>
      <text:p text:style-name="Standard"/>
      <text:p text:style-name="P11"><text:span text:style-name="Strong_20_Emphasis"><text:span text:style-name="T10">Exam </text:span></text:span><text:span text:style-name="Strong_20_Emphasis"><text:span text:style-name="T13">2</text:span></text:span><text:span text:style-name="Strong_20_Emphasis"><text:span text:style-name="T11"> </text:span></text:span><text:span text:style-name="Strong_20_Emphasis"><text:span text:style-name="T12">[Factor = </text:span></text:span><text:span text:style-name="Strong_20_Emphasis"><text:span text:style-name="T13">0.</text:span></text:span><text:span text:style-name="Strong_20_Emphasis"><text:span text:style-name="T14">5556</text:span></text:span><text:span text:style-name="Strong_20_Emphasis"><text:span text:style-name="T12">]</text:span></text:span></text:p>
      <text:p text:style-name="P11"><text:span text:style-name="Strong_20_Emphasis"><text:span text:style-name="T3">Three (3) points awarded per subtask; subtasks evaluated on a scale of 0.0-1.0; </text:span></text:span><text:span text:style-name="Strong_20_Emphasis"><text:span text:style-name="T4">18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 </text:span></text:span><text:span text:style-name="Strong_20_Emphasis"><text:span text:style-name="T23">(6 pts)</text:span></text:span><text:span text:style-name="Strong_20_Emphasis"><text:span text:style-name="T5">:</text:span></text:span></text:p>
                  <text:p text:style-name="P17"><text:span text:style-name="Strong_20_Emphasis"><text:span text:style-name="T26">Two Questions on Semi-</text:span></text:span><text:span text:style-name="Strong_20_Emphasis"><text:span text:style-name="T27">C</text:span></text:span><text:span text:style-name="Strong_20_Emphasis"><text:span text:style-name="T26">onductors in Mexico</text:span></text:span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7"><text:span text:style-name="T27">Two </text:span><text:span text:style-name="T7">response</text:span><text:span text:style-name="T27">s</text:span><text:span text:style-name="T7"> </text:span><text:span text:style-name="T27">are</text:span><text:span text:style-name="T16"> </text:span><text:span text:style-name="T6"><text:s/>provided: </text:span><text:span text:style-name="T19">relevant answers to each question </text:span><text:span text:style-name="T27">(opinions)</text:span></text:p>
                </table:table-cell>
                <table:table-cell table:style-name="Table1.A1" office:value-type="string">
                  <text:p text:style-name="P7"><text:span text:style-name="T6">Each of the </text:span><text:span text:style-name="T27">two </text:span><text:span text:style-name="T6">a</text:span>ccount<text:span text:style-name="T6">s</text:span> provide<text:span text:style-name="T6">s</text:span> complete information; <text:span text:style-name="T6">statements are complete, logical </text:span><text:span text:style-name="T15">and well-formed</text:span></text:p>
                </table:table-cell>
                <table:table-cell table:style-name="Table1.A1" office:value-type="string">
                  <text:p text:style-name="P9">Each of the <text:span text:style-name="T20">six</text:span>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7">Task 2 </text:span></text:span><text:span text:style-name="Strong_20_Emphasis"><text:span text:style-name="T23">(6 pts)</text:span></text:span><text:span text:style-name="Strong_20_Emphasis"><text:span text:style-name="T7">:</text:span></text:span></text:p>
                  <text:p text:style-name="P13"><text:span text:style-name="Strong_20_Emphasis"><text:span text:style-name="T28">Technical </text:span></text:span><text:span text:style-name="Strong_20_Emphasis"><text:span text:style-name="T16">Translation </text:span></text:span><text:span text:style-name="Strong_20_Emphasis"><text:span text:style-name="T28">from Spanish</text:span></text:span></text:p>
                  <text:p text:style-name="P13"><text:span text:style-name="Strong_20_Emphasis"/></text:p>
                </table:table-cell>
                <table:table-cell table:style-name="Table1.A1" office:value-type="string">
                  <text:p text:style-name="P3"><text:span text:style-name="T16">One</text:span><text:span text:style-name="T6"> </text:span><text:span text:style-name="T7">response </text:span><text:span text:style-name="T16">is </text:span><text:span text:style-name="T6"><text:s/>provided: </text:span><text:span text:style-name="T7">a </text:span><text:span text:style-name="T16">translation of </text:span><text:span text:style-name="T28">one </text:span><text:span text:style-name="T16"><text:s/>paragraph describing </text:span><text:span text:style-name="T28">efforts to introduce semi-conductor education in Mexico;</text:span><text:span text:style-name="T16">; </text:span><text:span text:style-name="T18">translation is highly accurate</text:span></text:p>
                </table:table-cell>
                <table:table-cell table:style-name="Table1.A1" office:value-type="string">
                  <text:p text:style-name="P3"><text:span text:style-name="T16">T</text:span><text:span text:style-name="T6">he a</text:span>ccount provide<text:span text:style-name="T6">s</text:span> complete information; <text:span text:style-name="T6">statements are complete, logical </text:span><text:span text:style-name="T15">and well-formed; </text:span><text:span text:style-name="T18">translation </text:span><text:span text:style-name="T19">grammatical </text:span><text:span text:style-name="T18">quality is solid</text:span></text:p>
                </table:table-cell>
                <table:table-cell table:style-name="Table1.A1" office:value-type="string">
                  <text:p text:style-name="P8"><text:span text:style-name="T17">T</text:span>he account provides a sufficient amount of information and detail; <text:span text:style-name="T18">translation quality captures the original information</text:span></text:p>
                </table:table-cell>
              </table:table-row>
              <table:table-row>
                <table:table-cell table:style-name="Table1.A4" office:value-type="string">
                  <text:p text:style-name="P12"><text:span text:style-name="Strong_20_Emphasis"><text:span text:style-name="T9">Task </text:span></text:span><text:span text:style-name="Strong_20_Emphasis"><text:span text:style-name="T29">3</text:span></text:span><text:span text:style-name="Strong_20_Emphasis"><text:span text:style-name="T9"> </text:span></text:span><text:span text:style-name="Strong_20_Emphasis"><text:span text:style-name="T23">(6 pts)</text:span></text:span><text:span text:style-name="Strong_20_Emphasis"><text:span text:style-name="T9">:</text:span></text:span></text:p>
                  <text:p text:style-name="P18"><text:span text:style-name="Strong_20_Emphasis"><text:span text:style-name="T30">5</text:span></text:span><text:span text:style-name="Strong_20_Emphasis"><text:span text:style-name="T21"> Definitions with Translations</text:span></text:span></text:p>
                </table:table-cell>
                <table:table-cell table:style-name="Table1.A4" office:value-type="string">
                  <text:p text:style-name="P5"><text:span text:style-name="T30">5</text:span><text:span text:style-name="T6"> </text:span><text:span text:style-name="T7">responses </text:span><text:span text:style-name="T6">are provided: </text:span><text:span text:style-name="T22">definition and </text:span><text:span text:style-name="T16">translation of </text:span><text:span text:style-name="T29">10</text:span><text:span text:style-name="T22"> technical terms; def.s / <text:s/></text:span><text:span text:style-name="T18">translation</text:span><text:span text:style-name="T22">s</text:span><text:span text:style-name="T18"> </text:span><text:span text:style-name="T22">are </text:span><text:span text:style-name="T18"><text:s/>highly accurate</text:span></text:p>
                </table:table-cell>
                <table:table-cell table:style-name="Table1.A4" office:value-type="string">
                  <text:p text:style-name="P6"><text:span text:style-name="T6">Each of the </text:span><text:span text:style-name="T30">5</text:span><text:span text:style-name="T22"> def.s / translations </text:span>provide complete information; <text:span text:style-name="T18">translation </text:span><text:span text:style-name="T19">grammatical </text:span><text:span text:style-name="T18">quality is solid</text:span></text:p>
                </table:table-cell>
                <table:table-cell table:style-name="Table1.A4" office:value-type="string">
                  <text:p text:style-name="P8">Each of the <text:span text:style-name="T30">5</text:span><text:span text:style-name="T22"> def.s / translations </text:span><text:s/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3T19:35:13.715901186</dc:date>
    <meta:editing-duration>PT2H55M20S</meta:editing-duration>
    <meta:editing-cycles>46</meta:editing-cycles>
    <meta:generator>LibreOffice/7.3.7.2$Linux_X86_64 LibreOffice_project/30$Build-2</meta:generator>
    <meta:document-statistic meta:table-count="1" meta:image-count="1" meta:object-count="0" meta:page-count="1" meta:paragraph-count="28" meta:word-count="221" meta:character-count="1528" meta:non-whitespace-character-count="1317"/>
  </office:meta>
</office:document-meta>
</file>